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2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2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2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3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3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3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3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3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3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3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3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3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3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3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3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3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3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3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3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3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3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3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3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3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3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3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3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4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4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4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4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4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4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T4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T6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4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4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4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4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4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4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4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4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4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4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5T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5T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5T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5T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5T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5T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5T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5T2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5T2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5T2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5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5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5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5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5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5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5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5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5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5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5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T7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5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5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5T8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M11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M12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M13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M21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M22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M23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M31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M32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M33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98" meta:object-count="0"/>
    <meta:generator>LibreOffice/4.2.8.2$Linux_X86_64 LibreOffice_project/420m0$Build-2</meta:generator>
  </office:meta>
</office:document-meta>
</file>